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59a9" officeooo:paragraph-rsid="00048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87fb0" officeooo:paragraph-rsid="00053ba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c4868" officeooo:paragraph-rsid="002c486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d52a3" officeooo:paragraph-rsid="002d52a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e90b6" officeooo:paragraph-rsid="0030332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2c4868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303329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03298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868" officeooo:paragraph-rsid="002c486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287fb0" officeooo:paragraph-rsid="0002543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2c4868" officeooo:paragraph-rsid="002c4868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25431" officeooo:paragraph-rsid="00053ba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287fb0" officeooo:paragraph-rsid="00053ba8" style:font-style-asian="italic" style:font-weight-asian="normal" style:font-style-complex="italic" style:font-weight-complex="normal"/>
    </style:style>
    <style:style style:name="T1" style:family="text">
      <style:text-properties officeooo:rsid="002c48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90b6" style:font-weight-asian="bold" style:font-weight-complex="bold"/>
    </style:style>
    <style:style style:name="T4" style:family="text">
      <style:text-properties officeooo:rsid="002d52a3"/>
    </style:style>
    <style:style style:name="T5" style:family="text">
      <style:text-properties officeooo:rsid="002e90b6"/>
    </style:style>
    <style:style style:name="T6" style:family="text">
      <style:text-properties officeooo:rsid="00303329"/>
    </style:style>
    <style:style style:name="T7" style:family="text">
      <style:text-properties officeooo:rsid="0032e8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lden Benchmarks Suite</text:p>
      <text:p text:style-name="P20"><text:span text:style-name="T7">Mst</text:span></text:p>
      <text:p text:style-name="P12">Benchmark</text:p>
      <text:p text:style-name="P1"/>
      <text:p text:style-name="P24"/>
      <text:p text:style-name="P22"/>
      <text:p text:style-name="P14">Data Structures</text:p>
      <text:p text:style-name="P22"/>
      <text:p text:style-name="P6"><text:span text:style-name="T7">hash</text:span>.h</text:p>
      <text:p text:style-name="P6"><text:span text:style-name="T7">hash</text:span>.cpp</text:p>
      <text:p text:style-name="P22"/>
      <text:p text:style-name="P5">1) <text:span text:style-name="T3">Binary tree </text:span><text:span text:style-name="T5">based implementation (recursive calls for left and right subtrees)</text:span></text:p>
      <text:p text:style-name="P5">2) std::sort<text:span text:style-name="T4">()</text:span> algorit<text:span text:style-name="T4">h</text:span>m based on <text:span text:style-name="T2">std::vector</text:span></text:p>
      <text:p text:style-name="P5">3) <text:span text:style-name="T3">C array</text:span><text:span text:style-name="T5"> based implementation (recursive calls on left and right array halves)</text:span></text:p>
      <text:p text:style-name="P22"/>
      <text:p text:style-name="P9">Computational method</text:p>
      <text:p text:style-name="P2"/>
      <text:p text:style-name="P7">The algorithm <text:span text:style-name="T6">is based on a sorting comparator network consisting of several layers. The network can be and is implemented in a divide and conquer way similar to that of a well-known merge sort. Sort() function is called on the left and right array halves recursively. The merging step of the merge sort algorithm is substituted with compare-and-swap step. The latter is possible due to input sequences required to be bitonic.</text:span></text:p>
      <text:p text:style-name="P2"><text:s text:c="2"/></text:p>
      <text:p text:style-name="P10">Implementation details</text:p>
      <text:p text:style-name="P18"/>
      <text:p text:style-name="P17"><text:span text:style-name="T6">Binary tree</text:span> <text:span text:style-name="T6">based </text:span>bitonic sort implementation</text:p>
      <text:p text:style-name="P19">olden_bitonic_sort.h</text:p>
      <text:p text:style-name="P19">olden_bitonic_sort.cpp</text:p>
      <text:p text:style-name="P14"/>
      <text:p text:style-name="P16">C array bitonic sort implementation</text:p>
      <text:p text:style-name="P19">bitonic_sort.h</text:p>
      <text:p text:style-name="P19">bitonic_sort.cpp</text:p>
      <text:p text:style-name="P3"/>
      <text:p text:style-name="P13">Feasibility results</text:p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5T16:21:37.660682038</dc:date>
    <meta:editing-duration>PT23H32M52S</meta:editing-duration>
    <meta:editing-cycles>19</meta:editing-cycles>
    <meta:generator>LibreOffice/6.1.4.2$Linux_X86_64 LibreOffice_project/10$Build-2</meta:generator>
    <meta:document-statistic meta:table-count="0" meta:image-count="0" meta:object-count="0" meta:page-count="1" meta:paragraph-count="20" meta:word-count="132" meta:character-count="910" meta:non-whitespace-character-count="795"/>
  </office:meta>
</office:document-meta>
</file>